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0dd8b" style:font-size-asian="13pt" style:font-name-complex="Sanskrit 2003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paragraph-rsid="0010dd8b" style:font-size-asian="13pt" style:font-name-complex="Sanskrit 2003" style:font-size-complex="13pt"/>
    </style:style>
    <style:style style:name="T1" style:family="text">
      <style:text-properties officeooo:rsid="05843591"/>
    </style:style>
    <style:style style:name="T2" style:family="text">
      <style:text-properties officeooo:rsid="059ac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अथ सप्तषष्टितमोऽध्यायः । </text:p>
      <text:p text:style-name="P2">जीर्णोद्धारविधान<text:span text:style-name="T1">म्</text:span><text:line-break/><text:span text:style-name="T1">श्री</text:span>भगवानुवाच -<text:line-break/>जीर्ण<text:span text:style-name="T2">ो</text:span>द्धारविधिं वक्ष्ये भूषितां स्नपयेद्गुरुः । <text:line-break/>अचलां विन्यसेद्गेहे अतिजीर्णां परित्यजेत् ॥१<text:span text:style-name="T1">॥</text:span> <text:line-break/>व्यङ्गां भग्नां च शैलाढ्यां न्यसेदन्यां च पूर्ववत् । <text:s/><text:line-break/>संहारविधिना तत्र तत्त्वान्संहृत्य देशिकः ॥२<text:span text:style-name="T1">॥</text:span> <text:line-break/>सहस्रं नारसिंहेन हुत्वा तामुद्धरेद्गुरुः । <text:s/><text:line-break/>दारवीं दारयेद्वह्नौ शैलजां प्रक्षिपेज्जले ॥३<text:span text:style-name="T1">॥</text:span> <text:line-break/>धातुजां रत्नजां वा<text:span text:style-name="T2">ऽ</text:span>पि अगाधे वा जलेऽम्बुधौ । <text:line-break/>यानमारोप्य जीर्णाङ्गं छाद्य वस्त्रादिना नयेत् ॥४<text:span text:style-name="T1">॥</text:span> <text:line-break/>वादित्रैः प्रक्षिपेत्तोये गुरवे दक्षिणां ददेत् । <text:line-break/>यत्प्रमाणा च यद्द्रव्या तन्मानां स्थापयेद्दिने ॥५॥ <text:line-break/>कूपवापीतडागादेर्जीर्णोद्धारे महाफल<text:span text:style-name="T2">म्</text:span> ॥<text:span text:style-name="T1">६</text:span>॥ </text:p>
      <text:p text:style-name="P1">इत्यादिमहापुराणे आग्नेये जीर्णोद्धारकथनं नाम सप्तषष्ट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6:27:02.294409899</meta:creation-date>
    <dc:date>2017-06-02T16:27:50.283597740</dc:date>
    <meta:editing-duration>PT48S</meta:editing-duration>
    <meta:editing-cycles>1</meta:editing-cycles>
    <meta:document-statistic meta:table-count="0" meta:image-count="0" meta:object-count="0" meta:page-count="1" meta:paragraph-count="3" meta:word-count="73" meta:character-count="348" meta:non-whitespace-character-count="264"/>
    <meta:generator>LibreOffice/5.1.6.2$Linux_X86_64 LibreOffice_project/10m0$Build-2</meta:generator>
  </office:meta>
</office:document-meta>
</file>